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88pt" style:font-size-asian="88pt" style:font-size-complex="8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88pt" style:font-size-asian="88pt" style:font-size-complex="88pt"/>
    </style:style>
    <style:style style:name="gr1" style:family="graphic">
      <style:graphic-properties draw:stroke="none" svg:stroke-color="#aea79f" draw:fill="solid"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cc6633" draw:fill="solid" draw:fill-color="#cc663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cc6633" draw:marker-start="Arrow" draw:marker-start-width="0.0598in" draw:marker-end="Arrow" draw:marker-end-width="0.0598in" draw:fill="solid" draw:fill-color="#cc663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cc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9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" draw:marker-end-width="0.0402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0.3996in" svg:height="0.4098in" svg:x="0.8035in" svg:y="1.4217in"><text:p/></draw:ellipse><draw:frame text:anchor-type="paragraph" draw:z-index="2" draw:style-name="gr3" draw:text-style-name="P2" svg:width="1.8016in" svg:height="0.6303in" svg:x="0.2984in" svg:y="0.0693in"><draw:text-box><text:p text:style-name="P2"><text:span text:style-name="T1">Aggregator</text:span></text:p><text:p text:style-name="P2"><text:span text:style-name="T1">Incident Switch</text:span></text:p><text:p text:style-name="P2"><text:span text:style-name="T1">Controller-Controller Link</text:span></text:p></draw:text-box></draw:frame><draw:line text:anchor-type="paragraph" draw:z-index="3" draw:style-name="gr4" draw:text-style-name="P1" svg:x1="0.6634in" svg:y1="1.2102in" svg:x2="0.8772in" svg:y2="1.4638in"><text:p/></draw:line><draw:ellipse text:anchor-type="paragraph" draw:z-index="4" draw:style-name="gr1" draw:text-style-name="P1" svg:width="0.176in" svg:height="0.1803in" svg:x="0.0783in" svg:y="0.0583in"><text:p/></draw:ellipse><draw:rect text:anchor-type="paragraph" draw:z-index="5" draw:style-name="gr5" draw:text-style-name="P1" svg:width="0.1461in" svg:height="0.1567in" svg:x="0.1071in" svg:y="0.2827in"><text:p/></draw:rect><draw:rect text:anchor-type="paragraph" draw:z-index="6" draw:style-name="gr5" draw:text-style-name="P1" svg:width="0.2831in" svg:height="0.2906in" svg:x="0.3807in" svg:y="0.9201in"><text:p/></draw:rect><draw:line text:anchor-type="paragraph" draw:z-index="1" draw:style-name="gr2" draw:text-style-name="P1" svg:x1="0.0866in" svg:y1="0.5571in" svg:x2="0.2618in" svg:y2="0.5571in"><text:p/></draw:line><draw:ellipse text:anchor-type="paragraph" draw:z-index="7" draw:style-name="gr1" draw:text-style-name="P1" svg:width="0.3996in" svg:height="0.4098in" svg:x="1.2689in" svg:y="1.9791in"><text:p/></draw:ellipse><draw:ellipse text:anchor-type="paragraph" draw:z-index="8" draw:style-name="gr1" draw:text-style-name="P1" svg:width="0.3996in" svg:height="0.4098in" svg:x="1.7571in" svg:y="2.5146in"><text:p/></draw:ellipse><draw:line text:anchor-type="paragraph" draw:z-index="9" draw:style-name="gr4" draw:text-style-name="P1" svg:x1="1.1209in" svg:y1="1.7646in" svg:x2="1.3346in" svg:y2="2.0181in"><text:p/></draw:line><draw:line text:anchor-type="paragraph" draw:z-index="10" draw:style-name="gr4" draw:text-style-name="P1" svg:x1="1.5937in" svg:y1="2.3181in" svg:x2="1.8075in" svg:y2="2.5717in"><text:p/></draw:line><draw:frame text:anchor-type="paragraph" draw:z-index="11" draw:style-name="gr6" draw:text-style-name="P3" svg:width="0.3252in" svg:height="0.515in" svg:x="2.0299in" svg:y="2.661in"><draw:text-box><text:p><text:span text:style-name="T2">...</text:span></text:p></draw:text-box></draw:frame><draw:line text:anchor-type="paragraph" draw:z-index="12" draw:style-name="gr4" draw:text-style-name="P1" svg:x1="2.2598in" svg:y1="3.0744in" svg:x2="2.4736in" svg:y2="3.328in"><text:p/></draw:line><draw:ellipse text:anchor-type="paragraph" draw:z-index="13" draw:style-name="gr1" draw:text-style-name="P1" svg:width="0.3996in" svg:height="0.4098in" svg:x="2.4217in" svg:y="3.2465in"><text:p/></draw:ellipse><draw:frame text:anchor-type="paragraph" draw:z-index="14" draw:style-name="gr7" draw:text-style-name="P4" svg:width="0.5024in" svg:height="1.9949in" svg:x="2.4217in" svg:y="1.4126in"><draw:text-box><text:p><text:span text:style-name="T3">}</text:span></text:p></draw:text-box></draw:frame><draw:frame text:anchor-type="paragraph" draw:z-index="15" draw:style-name="gr8" svg:width="0.9949in" svg:height="0.3843in" svg:x="3.0047in" svg:y="2.011in"><draw:text-box><text:p>K levels of aggregators</text:p></draw:text-box></draw:frame><draw:line text:anchor-type="paragraph" draw:z-index="16" draw:style-name="gr9" draw:text-style-name="P1" svg:x1="0.1201in" svg:y1="1.0839in" svg:x2="0.3354in" svg:y2="1.0839in"><text:p/></draw:line><draw:frame text:anchor-type="paragraph" draw:z-index="17" draw:style-name="gr10" svg:width="0.1315in" svg:height="0.2114in" svg:x="0.1528in" svg:y="0.9154in"><draw:text-box><text:p>λ</text:p></draw:text-box></draw:frame><draw:frame text:anchor-type="paragraph" draw:z-index="18" draw:style-name="gr11" svg:width="0.2331in" svg:height="0.1953in" svg:x="1.2047in" svg:y="1.3362in"><draw:text-box><text:p>C</text:p></draw:text-box></draw:frame><draw:frame text:anchor-type="paragraph" draw:z-index="19" draw:style-name="gr11" svg:width="0.2331in" svg:height="0.1953in" svg:x="1.7146in" svg:y="1.8709in"><draw:text-box><text:p>C</text:p></draw:text-box></draw:frame><draw:frame text:anchor-type="paragraph" draw:z-index="20" draw:style-name="gr11" svg:width="0.2331in" svg:height="0.1953in" svg:x="2.1563in" svg:y="2.3917in"><draw:text-box><text:p>C</text:p></draw:text-box></draw:frame><draw:frame text:anchor-type="paragraph" draw:z-index="21" draw:style-name="gr11" svg:width="0.2331in" svg:height="0.1953in" svg:x="2.8209in" svg:y="3.1028in"><draw:text-box><text:p>C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4in" style:num-format="1" style:print-orientation="portrait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9:27:48</meta:creation-date>
    <dc:date>2013-11-19T13:48:12</dc:date>
    <meta:editing-duration>PT4H46M51S</meta:editing-duration>
    <meta:editing-cycles>45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